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DF027187B90CF7C1.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parent-style-name="standard">
      <style:graphic-properties draw:stroke="none" draw:fill="none" draw:fill-color="#ffffff" fo:min-height="0.937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1.18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Cover-title">
      <style:graphic-properties fo:min-height="3.845cm"/>
      <style:paragraph-properties style:writing-mode="lr-tb"/>
    </style:style>
    <style:style style:name="pr2" style:family="presentation" style:parent-style-name="Cover-subtitle">
      <style:graphic-properties draw:fill-color="#ffffff" fo:min-height="4.039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Article2-title">
      <style:graphic-properties fo:min-height="1.905cm"/>
      <style:paragraph-properties style:writing-mode="lr-tb"/>
    </style:style>
    <style:style style:name="pr5" style:family="presentation" style:parent-style-name="Article2-notes">
      <style:graphic-properties draw:fill-color="#ffffff" draw:auto-grow-height="true" fo:min-height="12.572cm"/>
      <style:paragraph-properties style:writing-mode="lr-tb"/>
    </style:style>
    <style:style style:name="pr6" style:family="presentation" style:parent-style-name="Article1-title">
      <style:graphic-properties fo:min-height="0.865cm"/>
      <style:paragraph-properties style:writing-mode="lr-tb"/>
    </style:style>
    <style:style style:name="pr7" style:family="presentation" style:parent-style-name="Article1-subtitle" style:list-style-name="L3">
      <style:graphic-properties draw:fill-color="#ffffff" fo:min-height="4.033cm"/>
      <style:paragraph-properties style:writing-mode="lr-tb"/>
    </style:style>
    <style:style style:name="pr8" style:family="presentation" style:parent-style-name="Article1-title">
      <style:graphic-properties fo:min-height="1.729cm"/>
      <style:paragraph-properties style:writing-mode="lr-tb"/>
    </style:style>
    <style:style style:name="pr9" style:family="presentation" style:parent-style-name="Article1-subtitle" style:list-style-name="L3">
      <style:graphic-properties draw:fill-color="#ffffff" fo:min-height="5.892cm"/>
      <style:paragraph-properties style:writing-mode="lr-tb"/>
    </style:style>
    <style:style style:name="pr10" style:family="presentation" style:parent-style-name="Article1-title">
      <style:graphic-properties fo:min-height="2.302cm" draw:shadow="visible" draw:shadow-offset-x="0.071cm" draw:shadow-offset-y="0.071cm" draw:shadow-color="#e8a202" loext:shadow-blur="0.212cm"/>
      <style:paragraph-properties style:writing-mode="lr-tb"/>
    </style:style>
    <style:style style:name="pr11" style:family="presentation" style:parent-style-name="Article1-subtitle" style:list-style-name="L3">
      <style:graphic-properties draw:fill-color="#ffffff" fo:min-height="4.033cm"/>
      <style:paragraph-properties style:writing-mode="lr-tb"/>
    </style:style>
    <style:style style:name="pr12" style:family="presentation" style:parent-style-name="Article1-notes">
      <style:graphic-properties draw:fill-color="#ffffff" draw:auto-grow-height="true" fo:min-height="12.572cm"/>
      <style:paragraph-properties style:writing-mode="lr-tb"/>
    </style:style>
    <style:style style:name="pr13" style:family="presentation" style:parent-style-name="Title-title">
      <style:graphic-properties fo:min-height="2.302cm" draw:shadow="visible" draw:shadow-offset-x="0.071cm" draw:shadow-offset-y="0.071cm" draw:shadow-color="#e8a202" loext:shadow-blur="0.212cm"/>
      <style:paragraph-properties style:writing-mode="lr-tb"/>
    </style:style>
    <style:style style:name="pr14" style:family="presentation" style:parent-style-name="Title-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1"/>
    </style:style>
    <style:style style:name="P3" style:family="paragraph">
      <style:paragraph-properties fo:text-align="start"/>
      <style:text-properties style:text-underline-style="solid" style:text-underline-width="auto" style:text-underline-color="font-color" fo:font-weight="bold" style:font-weight-asian="bold" style:font-weight-complex="bold"/>
    </style:style>
    <style:style style:name="P4" style:family="paragraph">
      <style:paragraph-properties fo:text-align="start"/>
      <style:text-properties fo:color="#000000" loext:opacity="100%" loext:color-lum-mod="100%" loext:color-lum-off="0%" style:font-name="Noto Sans1" fo:font-size="26pt" style:text-underline-style="solid" style:text-underline-width="auto" style:text-underline-color="font-color" fo:font-weight="bold" style:font-weight-asian="bold" style:font-weight-complex="bold"/>
    </style:style>
    <style:style style:name="P5" style:family="paragraph">
      <style:paragraph-properties fo:margin-left="0cm" fo:margin-right="0cm" fo:text-align="start" fo:text-indent="0cm"/>
    </style:style>
    <style:style style:name="P6" style:family="paragraph">
      <style:paragraph-properties fo:text-align="start"/>
    </style:style>
    <style:style style:name="P7" style:family="paragraph">
      <loext:graphic-properties draw:fill-color="#ffffff"/>
      <style:paragraph-properties fo:text-align="start"/>
      <style:text-properties fo:color="#000000" loext:opacity="100%" loext:color-lum-mod="100%" loext:color-lum-off="0%" style:font-name="Noto Sans1" fo:font-size="14pt" style:font-size-asian="18pt" style:font-size-complex="18pt"/>
    </style:style>
    <style:style style:name="P8" style:family="paragraph">
      <loext:graphic-properties draw:fill="none" draw:fill-color="#ffffff"/>
    </style:style>
    <style:style style:name="P9" style:family="paragraph">
      <loext:graphic-properties draw:fill-color="#ffffff"/>
    </style:style>
    <style:style style:name="P10" style:family="paragraph">
      <style:paragraph-properties fo:text-align="start"/>
      <style:text-properties fo:color="#ffffff" loext:opacity="100%" loext:color-lum-mod="100%" loext:color-lum-off="0%" style:font-name="Noto Sans1" fo:font-size="36pt" fo:font-weight="normal" style:font-size-asian="42pt" style:font-size-complex="42pt"/>
    </style:style>
    <style:style style:name="P11" style:family="paragrap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loext:graphic-properties draw:fill="none" draw:fill-color="#ffffff"/>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text-properties style:text-underline-style="solid" style:text-underline-width="auto" style:text-underline-color="font-color" fo:font-weight="bold" style:font-weight-asian="bold" style:font-weight-complex="bold"/>
    </style:style>
    <style:style style:name="P14" style:family="paragraph">
      <loext:graphic-properties draw:fill="none" draw:fill-color="#ffffff"/>
      <style:text-properties style:text-underline-style="solid" style:text-underline-width="auto" style:text-underline-color="font-color" fo:font-weight="bold" style:font-weight-asian="bold" style:font-weight-complex="bold"/>
    </style:style>
    <style:style style:name="P15" style:family="paragraph">
      <style:text-properties fo:font-weight="normal" style:font-weight-asian="normal" style:font-weight-complex="normal"/>
    </style:style>
    <style:style style:name="P16" style:family="paragraph">
      <loext:graphic-properties draw:fill="none" draw:fill-color="#ffffff"/>
      <style:text-properties fo:font-weight="normal" style:font-weight-asian="normal" style:font-weight-complex="normal"/>
    </style:style>
    <style:style style:name="P17" style:family="paragraph">
      <style:paragraph-properties fo:margin-left="0cm" fo:margin-right="0cm" fo:margin-top="0cm" fo:margin-bottom="0cm" fo:line-height="100%" fo:text-indent="0cm"/>
    </style:style>
    <style:style style:name="P18" style:family="paragraph">
      <style:paragraph-properties fo:text-align="start"/>
      <style:text-properties style:font-name="Noto Sans1" fo:font-size="18pt" fo:font-weight="normal" style:font-size-asian="18pt" style:font-size-complex="18pt"/>
    </style:style>
    <style:style style:name="P19" style:family="paragraph">
      <style:paragraph-properties fo:text-align="center"/>
      <style:text-properties fo:font-size="12pt"/>
    </style:style>
    <style:style style:name="P20" style:family="paragraph">
      <loext:graphic-properties draw:fill-color="#ffffff"/>
      <style:paragraph-properties fo:text-align="center"/>
      <style:text-properties style:font-name="Noto Sans1" fo:font-size="12pt" style:font-size-asian="12pt" style:font-size-complex="12pt"/>
    </style:style>
    <style:style style:name="P21" style:family="paragraph">
      <style:text-properties style:use-window-font-color="true" loext:opacity="0%" loext:color-lum-mod="100%" loext:color-lum-off="0%" style:font-name="Noto Sans1" fo:font-size="54pt" fo:text-shadow="none" fo:background-color="transparent" style:font-size-asian="28pt" style:font-size-complex="28pt"/>
    </style:style>
    <style:style style:name="P22" style:family="paragraph">
      <loext:graphic-properties draw:fill-color="#ffffff"/>
      <style:text-properties fo:font-size="20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40pt" style:text-underline-style="solid" style:text-underline-width="auto" style:text-underline-color="font-color" fo:font-weight="bold" style:font-size-asian="66pt" style:font-weight-asian="bold" style:font-size-complex="66pt" style:font-weight-complex="bold"/>
    </style:style>
    <style:style style:name="T3" style:family="text">
      <style:text-properties fo:color="#000000" loext:opacity="100%" style:font-name="Noto Sans1" fo:font-size="14pt" fo:font-weight="bold" style:font-size-asian="18pt" style:font-weight-asian="bold" style:font-size-complex="18pt" style:font-weight-complex="bold"/>
    </style:style>
    <style:style style:name="T4" style:family="text">
      <style:text-properties fo:color="#000000" loext:opacity="100%" style:font-name="Noto Sans1" fo:font-size="14pt" style:font-size-asian="18pt" style:font-size-complex="18pt"/>
    </style:style>
    <style:style style:name="T5" style:family="text">
      <style:text-properties fo:font-size="18pt" style:font-size-asian="18pt" style:font-size-complex="18pt"/>
    </style:style>
    <style:style style:name="T6" style:family="text">
      <style:text-properties fo:color="#000000" loext:opacity="100%" style:font-name="Noto Sans1" fo:font-size="22pt" fo:font-weight="normal" style:font-size-asian="26pt" style:font-size-complex="26pt"/>
    </style:style>
    <style:style style:name="T7" style:family="text">
      <style:text-properties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T8"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style:font-name="Noto Sans1" fo:font-size="18pt" fo:font-weight="normal" style:font-size-asian="18pt" style:font-size-complex="18pt"/>
    </style:style>
    <style:style style:name="T13" style:family="text">
      <style:text-properties style:font-name="Noto Sans1" fo:font-size="12pt" style:font-size-asian="12pt" style:font-size-complex="12pt"/>
    </style:style>
    <style:style style:name="T14" style:family="text">
      <style:text-properties style:use-window-font-color="true" loext:opacity="0%" style:font-name="Noto Sans1" fo:font-size="54pt" fo:text-shadow="none" fo:background-color="transparent" style:font-size-asian="28pt" style:font-size-complex="28pt"/>
    </style:style>
    <style:style style:name="T15" style:family="text">
      <style:text-properties style:use-window-font-color="true" loext:opacity="0%" style:font-name="Noto Sans1" fo:font-size="24pt" fo:text-shadow="none" fo:background-color="transparen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over" presentation:presentation-page-layout-name="AL1T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polygon draw:style-name="gr1" draw:text-style-name="P2" draw:layer="layout" svg:width="4.164cm" svg:height="0.814cm" svg:x="17.145cm" svg:y="10.435cm" svg:viewBox="0 0 4165 815" draw:points="2083,815 3685,815 3735,813 3782,806 3827,796 3873,783 3913,766 3954,745 3990,722 4025,696 4055,666 4083,636 4107,602 4128,566 4144,528 4155,489 4163,449 4165,407 4165,407 4163,365 4155,325 4144,287 4128,248 4107,213 4083,179 4055,149 4025,119 3990,93 3954,70 3913,49 3873,32 3827,19 3782,9 3735,2 3685,0 481,0 433,2 384,9 338,19 294,32 252,49 211,70 175,93 140,119 110,149 82,179 58,213 37,248 21,287 10,325 2,365 0,407 0,407 2,449 10,489 21,528 37,566 58,602 82,636 110,666 140,696 175,722 211,745 252,766 294,783 338,796 384,806 433,813 481,815">
          <text:p text:style-name="P1"><text:span text:style-name="T1">Aarav Nigam</text:span></text:p>
        </draw:polygon>
        <draw:frame presentation:style-name="pr1" draw:text-style-name="P4" draw:layer="layout" svg:width="17.78cm" svg:height="3.845cm" svg:x="9.525cm" svg:y="0.635cm" presentation:class="title" presentation:user-transformed="true">
          <draw:text-box>
            <text:p text:style-name="P3"><text:span text:style-name="T2">BTA Project Presentation</text:span></text:p>
          </draw:text-box>
        </draw:frame>
        <draw:frame presentation:style-name="pr2" draw:text-style-name="P7" draw:layer="layout" svg:width="14.605cm" svg:height="4.039cm" svg:x="12.065cm" svg:y="4.851cm">
          <draw:text-box>
            <text:p text:style-name="P5"><text:span text:style-name="T3">Problem Statement No. 53</text:span></text:p>
            <text:p text:style-name="P6"><text:span text:style-name="T3">Problem Statement:</text:span></text:p>
            <text:p text:style-name="P6"><text:span text:style-name="T4">Build a DAO where members propose silly spam messages, other people vote and once passed all the members of the DAO post silly messages</text:span></text:p>
            <text:p text:style-name="P6"><text:span text:style-name="T4"/></text:p>
          </draw:text-box>
        </draw:frame>
        <draw:polygon draw:style-name="gr1" draw:text-style-name="P2" draw:layer="layout" svg:width="4.164cm" svg:height="0.814cm" svg:x="17.145cm" svg:y="11.43cm" svg:viewBox="0 0 4165 815" draw:points="2083,815 3685,815 3735,813 3782,806 3827,796 3873,783 3913,766 3954,745 3990,722 4025,696 4055,666 4083,636 4107,602 4128,566 4144,528 4155,489 4163,449 4165,407 4165,407 4163,365 4155,325 4144,287 4128,248 4107,213 4083,179 4055,149 4025,119 3990,93 3954,70 3913,49 3873,32 3827,19 3782,9 3735,2 3685,0 481,0 433,2 384,9 338,19 294,32 252,49 211,70 175,93 140,119 110,149 82,179 58,213 37,248 21,287 10,325 2,365 0,407 0,407 2,449 10,489 21,528 37,566 58,602 82,636 110,666 140,696 175,722 211,745 252,766 294,783 338,796 384,806 433,813 481,815">
          <text:p text:style-name="P1"><text:span text:style-name="T1">S20210010002</text:span></text:p>
        </draw:polygon>
        <draw:frame draw:style-name="gr2" draw:text-style-name="P8" draw:layer="layout" svg:width="22.297cm" svg:height="1.187cm" svg:x="10.723cm" svg:y="8.89cm">
          <draw:text-box>
            <text:p><text:span text:style-name="T5"><text:a xlink:href="https://github.com/AvatarAarav/Web3DAO_Project" xlink:type="simple">GitHubRepo:https://github.com/AvatarAarav/Web3DAO_Project</text:a></text:span></text:p>
          </draw:text-box>
        </draw:fram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Article2" presentation:presentation-page-layout-name="AL1T1">
        <draw:frame presentation:style-name="pr4" draw:text-style-name="P10" draw:layer="layout" svg:width="10.16cm" svg:height="1.905cm" svg:x="2.06cm" svg:y="0.115cm" presentation:class="title" presentation:user-transformed="true">
          <draw:text-box>
            <text:p text:style-name="P6"><text:span text:style-name="T6">Architecture &amp; Tech </text:span><text:span text:style-name="T6">Stack</text:span></text:p>
          </draw:text-box>
        </draw:frame>
        <draw:frame draw:style-name="gr4" draw:text-style-name="P12" draw:layer="layout" svg:width="6.424cm" svg:height="1.119cm" svg:x="2.466cm" svg:y="2.213cm">
          <draw:text-box>
            <text:p text:style-name="P11"><text:span text:style-name="T7">Architecture</text:span></text:p>
          </draw:text-box>
        </draw:frame>
        <draw:frame draw:style-name="gr4" draw:text-style-name="P14" draw:layer="layout" svg:width="6.424cm" svg:height="1.119cm" svg:x="15.166cm" svg:y="1.905cm">
          <draw:text-box>
            <text:p text:style-name="P13"><text:span text:style-name="T8">Tech Stack</text:span></text:p>
          </draw:text-box>
        </draw:frame>
        <draw:frame draw:style-name="gr5" draw:text-style-name="P16" draw:layer="layout" svg:width="15.24cm" svg:height="8.783cm" svg:x="14.605cm" svg:y="3.282cm">
          <draw:text-box>
            <text:p text:style-name="P15"><text:span text:style-name="T9">Frontend:</text:span></text:p>
            <text:list text:style-name="L1">
              <text:list-item>
                <text:p text:style-name="P15"><text:span text:style-name="T10">React / Redux </text:span></text:p>
              </text:list-item>
              <text:list-item>
                <text:p text:style-name="P15"><text:span text:style-name="T10">Ethers/Web3 Library</text:span></text:p>
              </text:list-item>
              <text:list-item>
                <text:p text:style-name="P15"><text:span text:style-name="T10">Bootstrap</text:span></text:p>
              </text:list-item>
            </text:list>
            <text:p text:style-name="P15"><text:span text:style-name="T10"/></text:p>
            <text:p text:style-name="P15"><text:span text:style-name="T9">TestNet:</text:span><text:span text:style-name="T10"> Sepholia</text:span></text:p>
            <text:p text:style-name="P15"><text:span text:style-name="T9">Contract: </text:span><text:span text:style-name="T10">Solidity</text:span></text:p>
            <text:p text:style-name="P15"><text:span text:style-name="T9">Development Environment:</text:span><text:span text:style-name="T10"> Hardhat</text:span></text:p>
            <text:p text:style-name="P15"><text:span text:style-name="T10"/></text:p>
            <text:p text:style-name="P15"><text:span text:style-name="T9">VersionControl</text:span><text:span text:style-name="T10">: Github</text:span></text:p>
            <text:p text:style-name="P15"><text:span text:style-name="T9">WebSite Deployment</text:span><text:span text:style-name="T10">:Netlify</text:span></text:p>
            <text:p text:style-name="P15"><text:span text:style-name="T10"/></text:p>
          </draw:text-box>
        </draw:frame>
        <draw:frame draw:style-name="gr6" draw:text-style-name="P8" draw:layer="layout" svg:width="13.97cm" svg:height="11.627cm" svg:x="0.635cm" svg:y="3.81cm">
          <draw:text-box>
            <text:p>There will 3 types of users:</text:p>
            <text:p>1) Owner</text:p>
            <text:p><text:tab/>a)Can Add any public address to DAO</text:p>
            <text:p><text:tab/>b)Can remove any member</text:p>
            <text:p><text:tab/>c)Can see the Joining Requests from</text:p>
            <text:p><text:tab/> <text:s text:c="2"/>non-members</text:p>
            <text:p><text:tab/>d)Can Post a idea</text:p>
            <text:p><text:tab/>e)Can Vote on any idea</text:p>
            <text:p/>
            <text:p>2) Member</text:p>
            <text:p text:style-name="P17"><text:span text:style-name="T11"><text:tab/></text:span><text:span text:style-name="T11">a</text:span>)Can Post a idea</text:p>
            <text:p text:style-name="P17"><text:tab/>b)Can Vote on any idea</text:p>
            <text:p text:style-name="P17"/>
            <text:p>3) Non-Member</text:p>
            <text:p><text:tab/>a)Can submit a joining request</text:p>
            <text:p><text:tab/>b)Can edit the joining request</text:p>
          </draw:text-box>
        </draw:frame>
        <presentation:notes draw:style-name="dp2">
          <draw:page-thumbnail draw:style-name="gr3" draw:layer="layout" svg:width="18.624cm" svg:height="10.476cm" svg:x="1.482cm" svg:y="2.123cm" draw:page-number="2" presentation:class="page"/>
          <draw:frame presentation:style-name="pr5" draw:text-style-name="P9" draw:layer="layout" svg:width="17.271cm" svg:height="12.572cm" svg:x="2.159cm" svg:y="13.271cm" presentation:class="notes" presentation:placeholder="true">
            <draw:text-box/>
          </draw:frame>
        </presentation:notes>
      </draw:page>
      <draw:page draw:name="page3" draw:style-name="dp1" draw:master-page-name="Article1" presentation:presentation-page-layout-name="AL1T1">
        <draw:frame presentation:style-name="pr6" draw:text-style-name="P18" draw:layer="layout" svg:width="5.334cm" svg:height="0.865cm" svg:x="11.43cm" svg:y="4.85cm" presentation:class="title" presentation:user-transformed="true">
          <draw:text-box>
            <text:p text:style-name="P6"><text:span text:style-name="T12">Must Haves</text:span></text:p>
          </draw:text-box>
        </draw:frame>
        <draw:frame presentation:style-name="pr7" draw:text-style-name="P20" draw:layer="layout" svg:width="6.604cm" svg:height="4.609cm" svg:x="10.541cm" svg:y="6.697cm">
          <draw:text-box>
            <text:list text:style-name="L3">
              <text:list-item>
                <text:p text:style-name="P19"><text:span text:style-name="T13">Slashing on Users Tokens on not posting everyday</text:span></text:p>
              </text:list-item>
              <text:list-item>
                <text:p text:style-name="P19"><text:span text:style-name="T13">Tokens Renewal after a regular Time Period</text:span></text:p>
              </text:list-item>
              <text:list-item>
                <text:p text:style-name="P19"><text:span text:style-name="T13">Rewards on Posting Ideas</text:span></text:p>
              </text:list-item>
              <text:list-item>
                <text:p text:style-name="P19"><text:span text:style-name="T13">Proposal gets automatically accepted on getting majority vote </text:span></text:p>
              </text:list-item>
            </text:list>
          </draw:text-box>
        </draw:frame>
        <draw:frame presentation:style-name="pr8" draw:text-style-name="P18" draw:layer="layout" svg:width="5.969cm" svg:height="1.729cm" svg:x="18.796cm" svg:y="4.648cm" presentation:class="title" presentation:user-transformed="true">
          <draw:text-box>
            <text:p text:style-name="P6"><text:span text:style-name="T12">Excellent Features</text:span></text:p>
          </draw:text-box>
        </draw:frame>
        <draw:frame presentation:style-name="pr6" draw:text-style-name="P18" draw:layer="layout" svg:width="5.334cm" svg:height="0.865cm" svg:x="4.191cm" svg:y="4.85cm" presentation:class="title" presentation:user-transformed="true">
          <draw:text-box>
            <text:p text:style-name="P6"><text:span text:style-name="T12">Basic Features</text:span></text:p>
          </draw:text-box>
        </draw:frame>
        <draw:frame presentation:style-name="pr9" draw:text-style-name="P20" draw:layer="layout" svg:width="6.604cm" svg:height="5.892cm" svg:x="3.557cm" svg:y="6.35cm">
          <draw:text-box>
            <text:list text:style-name="L3">
              <text:list-item>
                <text:p text:style-name="P19"><text:span text:style-name="T13">Adding Member</text:span></text:p>
              </text:list-item>
              <text:list-item>
                <text:p text:style-name="P19"><text:span text:style-name="T13">Removing Member</text:span></text:p>
              </text:list-item>
              <text:list-item>
                <text:p text:style-name="P19"><text:span text:style-name="T13">Adding Idea</text:span></text:p>
              </text:list-item>
              <text:list-item>
                <text:p text:style-name="P19"><text:span text:style-name="T13">Voting on Idea</text:span></text:p>
              </text:list-item>
              <text:list-item>
                <text:p text:style-name="P19"><text:span text:style-name="T13">Section for Accepted Ideas</text:span></text:p>
              </text:list-item>
              <text:list-item>
                <text:p text:style-name="P19"><text:span text:style-name="T13">Joining Request</text:span></text:p>
              </text:list-item>
              <text:list-item>
                <text:p text:style-name="P19"><text:span text:style-name="T13">Section to See Joining Request</text:span></text:p>
                <text:p text:style-name="P19"><text:span text:style-name="T13"/></text:p>
              </text:list-item>
            </text:list>
          </draw:text-box>
        </draw:frame>
        <draw:frame presentation:style-name="pr10" draw:text-style-name="P21" draw:layer="layout" svg:width="18.36cm" svg:height="2.596cm" svg:x="4.5cm" svg:y="0.488cm" presentation:class="title" presentation:user-transformed="true">
          <draw:text-box>
            <text:p><text:span text:style-name="T14">Features</text:span></text:p>
          </draw:text-box>
        </draw:frame>
        <draw:frame presentation:style-name="pr11" draw:text-style-name="P20" draw:layer="layout" svg:width="6.604cm" svg:height="4.033cm" svg:x="18.161cm" svg:y="7.109cm">
          <draw:text-box>
            <text:list text:style-name="L3">
              <text:list-item>
                <text:p text:style-name="P19"><text:span text:style-name="T13">Exponential Voting</text:span></text:p>
              </text:list-item>
              <text:list-item>
                <text:p text:style-name="P19"><text:span text:style-name="T13">Completely Automatic Updating </text:span></text:p>
              </text:list-item>
              <text:list-item>
                <text:p text:style-name="P19"><text:span text:style-name="T13">Hosted Website</text:span></text:p>
                <text:p text:style-name="P19"><text:span text:style-name="T13">(Availaible to everyone)</text:span></text:p>
              </text:list-item>
            </text:list>
          </draw:text-box>
        </draw:frame>
        <presentation:notes draw:style-name="dp1">
          <draw:page-thumbnail draw:style-name="gr3" draw:layer="layout" svg:width="18.624cm" svg:height="10.476cm" svg:x="1.482cm" svg:y="2.123cm" draw:page-number="3" presentation:class="page"/>
          <draw:frame presentation:style-name="pr12" draw:text-style-name="P22" draw:layer="layout" svg:width="17.271cm" svg:height="12.572cm" svg:x="2.159cm" svg:y="13.271cm" presentation:class="notes" presentation:placeholder="true">
            <draw:text-box/>
          </draw:frame>
        </presentation:notes>
      </draw:page>
      <draw:page draw:name="page4" draw:style-name="dp1" draw:master-page-name="Title" presentation:presentation-page-layout-name="AL1T1">
        <draw:frame presentation:style-name="pr13" draw:text-style-name="P21" draw:layer="layout" svg:width="18.36cm" svg:height="2.302cm" svg:x="4.571cm" svg:y="0.706cm" presentation:class="title" presentation:user-transformed="true">
          <draw:text-box>
            <text:p><text:span text:style-name="T15">How’s my project Different</text:span></text:p>
          </draw:text-box>
        </draw:frame>
        <draw:frame draw:style-name="gr7" draw:text-style-name="P8" draw:layer="layout" svg:width="20.955cm" svg:height="8.783cm" svg:x="3.175cm" svg:y="3.81cm">
          <draw:text-box>
            <text:p>1) Openess</text:p>
            <text:p/>
            <text:p>Anyone who wants to join the DAO can simply put there reason to join in a form, Unlike most of the DAO’s where members are pre-defined (don’t change dynamically), here anyone can join openly</text:p>
            <text:p/>
            <text:p/>
            <text:p>2) Dynamic Hosted Website</text:p>
            <text:p/>
            <text:p>The whole DAO updates dynamically on any action, also as it is hosted, anyone can come join and interact, creating a full fledged environment for like minded peoples</text:p>
          </draw:text-box>
        </draw:frame>
        <presentation:notes draw:style-name="dp1">
          <draw:page-thumbnail draw:style-name="gr3" draw:layer="layout" svg:width="18.624cm" svg:height="10.476cm" svg:x="1.482cm" svg:y="2.123cm" draw:page-number="4" presentation:class="page"/>
          <draw:frame presentation:style-name="pr14" draw:text-style-name="P2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5.7.1$Linux_X86_64 LibreOffice_project/50$Build-1</meta:generator>
    <meta:creation-date>2023-11-04T09:31:46.780519659</meta:creation-date>
    <meta:editing-duration>PT6H44S</meta:editing-duration>
    <meta:editing-cycles>5</meta:editing-cycles>
    <dc:date>2023-11-04T16:02:39.716016888</dc:date>
    <meta:document-statistic meta:object-count="417"/>
    <meta:template xlink:type="simple" xlink:actuate="onRequest" xlink:title="Yellow Idea" xlink:href="../../../../../../../opt/libreoffice7.5/share/template/common/presnt/Yellow_Idea.otp" meta:date="2023-11-04T09:31:46.464579826"/>
  </office:meta>
</office:document-meta>
</file>